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3pt" style:font-size-asian="13pt" style:font-size-complex="13pt"/>
    </style:style>
    <style:style style:name="P2" style:family="paragraph" style:parent-style-name="Standard">
      <style:text-properties style:font-name="Liberation Serif" fo:font-size="13pt" officeooo:paragraph-rsid="00060c51" style:font-size-asian="13pt" style:font-size-complex="13pt"/>
    </style:style>
    <style:style style:name="P3" style:family="paragraph" style:parent-style-name="Standard">
      <style:paragraph-properties style:line-height-at-least="0.198in"/>
      <style:text-properties style:font-name="Liberation Serif" fo:font-size="13pt" style:font-size-asian="13pt" style:font-size-complex="13pt"/>
    </style:style>
    <style:style style:name="P4" style:family="paragraph" style:parent-style-name="Standard">
      <style:text-properties style:font-name="Liberation Serif" fo:font-size="13pt" officeooo:rsid="00085382" officeooo:paragraph-rsid="00085382" style:font-size-asian="13pt" style:font-size-complex="13pt"/>
    </style:style>
    <style:style style:name="P5" style:family="paragraph" style:parent-style-name="Standard">
      <style:text-properties style:font-name="Liberation Serif" fo:font-size="13pt" officeooo:rsid="000857d6" officeooo:paragraph-rsid="000857d6" style:font-size-asian="13pt" style:font-size-complex="13pt"/>
    </style:style>
    <style:style style:name="P6" style:family="paragraph" style:parent-style-name="Standard">
      <style:text-properties style:use-window-font-color="true" style:font-name="Droid Sans Mono" fo:font-size="10.5pt" officeooo:paragraph-rsid="00075d73" fo:background-color="transparent" style:font-size-asian="13pt" style:font-size-complex="13pt"/>
    </style:style>
    <style:style style:name="P7" style:family="paragraph" style:parent-style-name="Standard">
      <style:text-properties style:use-window-font-color="true" style:font-name="Liberation Serif" fo:font-size="13pt" fo:font-weight="normal" fo:background-color="transparent" style:font-size-asian="13pt" style:font-size-complex="13pt"/>
    </style:style>
    <style:style style:name="P8" style:family="paragraph" style:parent-style-name="Standard">
      <style:paragraph-properties style:line-height-at-least="0.198in"/>
      <style:text-properties style:use-window-font-color="true" style:font-name="Liberation Serif" fo:font-size="13pt" fo:font-weight="normal" fo:background-color="transparent" style:font-size-asian="13pt" style:font-size-complex="13pt"/>
    </style:style>
    <style:style style:name="P9" style:family="paragraph" style:parent-style-name="Standard">
      <style:text-properties style:use-window-font-color="true" style:font-name="Liberation Serif" fo:font-size="13pt" fo:font-weight="normal" officeooo:rsid="00085382" officeooo:paragraph-rsid="00085382" fo:background-color="transparent" style:font-size-asian="13pt" style:font-size-complex="13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Liberation Serif" fo:font-size="13pt" fo:font-weight="normal" officeooo:rsid="00085382" officeooo:paragraph-rsid="000857d6" fo:background-color="transparent" style:font-size-asian="13pt" style:font-size-complex="13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Liberation Serif" fo:font-size="18pt" fo:font-weight="normal" officeooo:rsid="000857d6" officeooo:paragraph-rsid="000857d6" fo:background-color="transparent" style:font-size-asian="18pt" style:font-size-complex="18pt"/>
    </style:style>
    <style:style style:name="T1" style:family="text">
      <style:text-properties officeooo:rsid="00060c51"/>
    </style:style>
    <style:style style:name="T2" style:family="text">
      <style:text-properties fo:font-variant="normal" fo:text-transform="none" fo:color="#222222" fo:letter-spacing="normal" fo:language="en" fo:country="US" fo:font-style="normal" fo:font-weight="normal"/>
    </style:style>
    <style:style style:name="T3" style:family="text">
      <style:text-properties fo:font-weight="normal"/>
    </style:style>
    <style:style style:name="T4" style:family="text">
      <style:text-properties fo:font-weight="normal" officeooo:rsid="00075d73"/>
    </style:style>
    <style:style style:name="T5" style:family="text">
      <style:text-properties officeooo:rsid="00085382"/>
    </style:style>
    <style:style style:name="T6" style:family="text">
      <style:text-properties fo:color="#ed1c24"/>
    </style:style>
    <style:style style:name="T7" style:family="text">
      <style:text-properties officeooo:rsid="000857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PM Processor </text:p>
      <text:p text:style-name="P11">Trabajo Final de Seminario de Lenguajes opción C</text:p>
      <text:p text:style-name="P11">Ariel Dapia Graziani</text:p>
      <text:p text:style-name="P10"/>
      <text:p text:style-name="P10"/>
      <text:p text:style-name="P9">Parámetros:</text:p>
      <text:p text:style-name="P7"/>
      <text:p text:style-name="P7">* `-i entrada.ppm`: archivo origen. <text:span text:style-name="T6">Opción requerida</text:span></text:p>
      <text:p text:style-name="P8">* `-o salida.ppm`: archivo salida. <text:span text:style-name="T6">Opción requerida</text:span></text:p>
      <text:p text:style-name="P8">* `-n`: calcula el negativo</text:p>
      <text:p text:style-name="P8">* `-r`: rota a 90 grados</text:p>
      <text:p text:style-name="P8">* `-h`: espejo horizontal</text:p>
      <text:p text:style-name="P8">* `-v`: espejo vertical</text:p>
      <text:p text:style-name="P8">* `-b NUM`: desenfoque con radio NUM <text:span text:style-name="T5">mayor a cero.</text:span></text:p>
      <text:p text:style-name="P8">* `-?`: ayuda del programa</text:p>
      <text:p text:style-name="P8">---------------------------------------------------------------------------------------------------------------</text:p>
      <text:p text:style-name="P6"><text:span text:style-name="T3">*`-s`: filtro de colores saturados</text:span></text:p>
      <text:p text:style-name="P6"><text:span text:style-name="T3">*`-d`: imagen en blanco y negro</text:span></text:p>
      <text:p text:style-name="P6"><text:span text:style-name="T3">*`-f`: intento de modo retrato, forma un circulo en el centro de la imagen y lo que esta afuera lo desenfoca, cuanto mas lejos esta del circulo mayor es el desenfoque</text:span></text:p>
      <text:p text:style-name="P6"><text:span text:style-name="T3">*`-p NUM`: pixela la imagen con un pixel NUM*NUM. </text:span><text:span text:style-name="T4">NUM tiene que ser mayor a cero.</text:span></text:p>
      <text:p text:style-name="P6"><text:span text:style-name="T3">*`-g`: imagen en escala de grises</text:span></text:p>
      <text:p text:style-name="P6"><text:span text:style-name="T3">*`-l NUM `: cambia el brillo de la imagen, si NUM es positivo el brillo aumenta y si NUM es negativo la imagen se oscurece. Los valores de NUM permitidos son de -254 a 254</text:span></text:p>
      <text:p text:style-name="P6"><text:span text:style-name="T3">*`-k RGB`: quita los colores que se especifiquen como argumento siendo r o R rojo, g o G verde y b o B azul. Se pueden usar varios colores como argumento.</text:span></text:p>
      <text:p text:style-name="P3"/>
      <text:p text:style-name="P1">Return values:</text:p>
      <text:p text:style-name="P1"/>
      <text:p text:style-name="P1"><text:span text:style-name="T1"><text:tab/>0: P</text:span><text:span text:style-name="T2">rogram ended as expected.</text:span></text:p>
      <text:p text:style-name="P1"><text:tab/>1: <text:span text:style-name="T1">Called ‘?’ for help.</text:span></text:p>
      <text:p text:style-name="P1"><text:tab/><text:span text:style-name="T1">2: Missing -o parameter.</text:span></text:p>
      <text:p text:style-name="P2"><text:tab/><text:span text:style-name="T1">3: -i must be the first parameter.</text:span></text:p>
      <text:p text:style-name="P2"><text:tab/><text:span text:style-name="T1">4: No parameters detected.</text:span></text:p>
      <text:p text:style-name="P2"><text:tab/><text:span text:style-name="T1">5: Error opening the input file.</text:span></text:p>
      <text:p text:style-name="P2"><text:tab/><text:span text:style-name="T1">6: Error opening the output file.</text:span></text:p>
      <text:p text:style-name="P2"><text:tab/><text:span text:style-name="T1">7: Wrong argument type.</text:span></text:p>
      <text:p text:style-name="P2"><text:tab/><text:span text:style-name="T1">8: Parameter not recognized.</text:span></text:p>
      <text:p text:style-name="P1"/>
      <text:p text:style-name="P4">Se compila con:</text:p>
      <text:p text:style-name="P4"><text:tab/>$ gcc -o ppm-processor *c -Wall -lm</text:p>
      <text:p text:style-name="P4"><text:tab/></text:p>
      <text:p text:style-name="P4">Sentencia de ejemplo:</text:p>
      <text:p text:style-name="P4"/>
      <text:p text:style-name="P4"><text:tab/>$ ./ppm-processor -i samples/couple.ppm <text:s/>-o samples/output.ppm -r -p 4 -g</text:p>
      <text:p text:style-name="P4"><text:tab/><text:span text:style-name="T7">Lo que hace la sentencia es rotar la imagen 90°, pixelarla con un <text:s/>pixel de 4x4, y por último transformarla en escala de grises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6:30:51.086554486</meta:creation-date>
    <dc:date>2020-04-05T17:07:06.119329428</dc:date>
    <meta:editing-duration>PT5M24S</meta:editing-duration>
    <meta:editing-cycles>1</meta:editing-cycles>
    <meta:document-statistic meta:table-count="0" meta:image-count="0" meta:object-count="0" meta:page-count="1" meta:paragraph-count="36" meta:word-count="287" meta:character-count="1703" meta:non-whitespace-character-count="1435"/>
    <meta:generator>LibreOffice/6.0.7.3$Linux_X86_64 LibreOffice_project/00m0$Build-3</meta:generator>
  </office:meta>
</office:document-meta>
</file>